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1.3862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yn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blue ghosts eaten</text:p>
          </table:table-cell>
          <table:table-cell office:value-type="string" calcext:value-type="string">
            <text:p>orange ghosts eaten</text:p>
          </table:table-cell>
          <table:table-cell office:value-type="string" calcext:value-type="string">
            <text:p>violations</text:p>
          </table:table-cell>
          <table:table-cell table:style-name="Default" office:value-type="string" calcext:value-type="string">
            <text:p>win/los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43" calcext:value-type="float">
            <text:p>-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42" calcext:value-type="float">
            <text:p>-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26" calcext:value-type="float">
            <text:p>-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-333" calcext:value-type="float">
            <text:p>-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37" calcext:value-type="float">
            <text:p>-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137" calcext:value-type="float">
            <text:p>-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04" calcext:value-type="float">
            <text:p>-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61" calcext:value-type="float">
            <text:p>-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53" calcext:value-type="float">
            <text:p>-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401" calcext:value-type="float">
            <text:p>-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59" calcext:value-type="float">
            <text:p>-2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62" calcext:value-type="float">
            <text:p>-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46" calcext:value-type="float">
            <text:p>-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12" calcext:value-type="float">
            <text:p>-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98" calcext:value-type="float">
            <text:p>-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-172" calcext:value-type="float">
            <text:p>-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80" calcext:value-type="float">
            <text:p>-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40" calcext:value-type="float">
            <text:p>-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142" calcext:value-type="float">
            <text:p>-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179" calcext:value-type="float">
            <text:p>-1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38" calcext:value-type="float">
            <text:p>-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34" calcext:value-type="float">
            <text:p>-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-198" calcext:value-type="float">
            <text:p>-1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164" calcext:value-type="float">
            <text:p>-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143" calcext:value-type="float">
            <text:p>-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154" calcext:value-type="float">
            <text:p>-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141" calcext:value-type="float">
            <text:p>-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-250" calcext:value-type="float">
            <text:p>-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39" calcext:value-type="float">
            <text:p>-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56" calcext:value-type="float">
            <text:p>-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formula="of:=AVERAGE([.A2:.A1001])" office:value-type="float" office:value="1204.005" calcext:value-type="float">
            <text:p>1204.005</text:p>
          </table:table-cell>
          <table:table-cell table:formula="of:=AVERAGE([.B2:.B1001])" office:value-type="float" office:value="0.002" calcext:value-type="float">
            <text:p>0.002</text:p>
          </table:table-cell>
          <table:table-cell table:formula="of:=AVERAGE([.C2:.C1001])" office:value-type="float" office:value="0.043" calcext:value-type="float">
            <text:p>0.043</text:p>
          </table:table-cell>
          <table:table-cell/>
          <table:table-cell table:style-name="Default" table:formula="of:=COUNTIF([.E2:.E1001];&quot;True&quot;)" office:value-type="float" office:value="899" calcext:value-type="float">
            <text:p>899</text:p>
          </table:table-cell>
        </table:table-row>
        <table:table-row table:style-name="ro1">
          <table:table-cell table:formula="of:=MAX([.A2:.A1001])" office:value-type="float" office:value="1731" calcext:value-type="float">
            <text:p>1731</text:p>
          </table:table-cell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2T16:03:38.550438797</dc:date>
    <meta:editing-duration>PT7M13S</meta:editing-duration>
    <meta:editing-cycles>2</meta:editing-cycles>
    <meta:generator>LibreOffice/7.3.6.2$Linux_X86_64 LibreOffice_project/30$Build-2</meta:generator>
    <meta:document-statistic meta:table-count="1" meta:cell-count="5010" meta:object-count="0"/>
  </office:meta>
</office:document-meta>
</file>